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76pt"/>
    </style:style>
    <style:style style:name="co3" style:family="table-column">
      <style:table-column-properties fo:break-before="auto" style:column-width="107.35pt"/>
    </style:style>
    <style:style style:name="co4" style:family="table-column">
      <style:table-column-properties fo:break-before="auto" style:column-width="12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number-columns-repeated="30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5"/>
          <table:table-cell table:style-name="ce3" office:value-type="string" calcext:value-type="string">
            <text:p>"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000000000000000" calcext:value-type="float">
            <text:p>1000000000000000</text:p>
          </table:table-cell>
          <table:table-cell office:value-type="string" calcext:value-type="string">
            <text:p>Quadrillion</text:p>
          </table:table-cell>
          <table:table-cell/>
          <table:table-cell table:formula="of:=CONCATENATE([.$F$2]; [.C3]; [.$F$2]; &quot;:&quot;; [.$F$2]; [.D3]; [.$F$2]; &quot;,&quot;)" office:value-type="string" office:string-value="&quot;1000000000000000&quot;:&quot;Quadrillion&quot;," calcext:value-type="string">
            <text:p>"1000000000000000":"Quadrillio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Trillion</text:p>
          </table:table-cell>
          <table:table-cell/>
          <table:table-cell table:formula="of:=CONCATENATE([.$F$2]; [.C4]; [.$F$2]; &quot;:&quot;; [.$F$2]; [.D4]; [.$F$2]; &quot;,&quot;)" office:value-type="string" office:string-value="&quot;1000000000000&quot;:&quot;Trillion&quot;," calcext:value-type="string">
            <text:p>"1000000000000":"Trillio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Billion</text:p>
          </table:table-cell>
          <table:table-cell/>
          <table:table-cell table:formula="of:=CONCATENATE([.$F$2]; [.C5]; [.$F$2]; &quot;:&quot;; [.$F$2]; [.D5]; [.$F$2]; &quot;,&quot;)" office:value-type="string" office:string-value="&quot;1000000000&quot;:&quot;Billion&quot;," calcext:value-type="string">
            <text:p>"1000000000":"Billio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string" calcext:value-type="string">
            <text:p>Million</text:p>
          </table:table-cell>
          <table:table-cell/>
          <table:table-cell table:formula="of:=CONCATENATE([.$F$2]; [.C6]; [.$F$2]; &quot;:&quot;; [.$F$2]; [.D6]; [.$F$2]; &quot;,&quot;)" office:value-type="string" office:string-value="&quot;1000000&quot;:&quot;Million&quot;," calcext:value-type="string">
            <text:p>"1000000":"Millio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housand</text:p>
          </table:table-cell>
          <table:table-cell/>
          <table:table-cell table:formula="of:=CONCATENATE([.$F$2]; [.C7]; [.$F$2]; &quot;:&quot;; [.$F$2]; [.D7]; [.$F$2]; &quot;,&quot;)" office:value-type="string" office:string-value="&quot;1000&quot;:&quot;Thousand&quot;," calcext:value-type="string">
            <text:p>"1000":"Thousand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Hundred</text:p>
          </table:table-cell>
          <table:table-cell/>
          <table:table-cell table:formula="of:=CONCATENATE([.$F$2]; [.C8]; [.$F$2]; &quot;:&quot;; [.$F$2]; [.D8]; [.$F$2]; &quot;,&quot;)" office:value-type="string" office:string-value="&quot;100&quot;:&quot;Hundred&quot;," calcext:value-type="string">
            <text:p>"100":"Hundred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Ninety</text:p>
          </table:table-cell>
          <table:table-cell/>
          <table:table-cell table:formula="of:=CONCATENATE([.$F$2]; [.C9]; [.$F$2]; &quot;:&quot;; [.$F$2]; [.D9]; [.$F$2]; &quot;,&quot;)" office:value-type="string" office:string-value="&quot;90&quot;:&quot;Ninety&quot;," calcext:value-type="string">
            <text:p>"90":"Ninety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Eighty</text:p>
          </table:table-cell>
          <table:table-cell/>
          <table:table-cell table:formula="of:=CONCATENATE([.$F$2]; [.C10]; [.$F$2]; &quot;:&quot;; [.$F$2]; [.D10]; [.$F$2]; &quot;,&quot;)" office:value-type="string" office:string-value="&quot;80&quot;:&quot;Eighty&quot;," calcext:value-type="string">
            <text:p>"80":"Eighty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Seventy</text:p>
          </table:table-cell>
          <table:table-cell/>
          <table:table-cell table:formula="of:=CONCATENATE([.$F$2]; [.C11]; [.$F$2]; &quot;:&quot;; [.$F$2]; [.D11]; [.$F$2]; &quot;,&quot;)" office:value-type="string" office:string-value="&quot;70&quot;:&quot;Seventy&quot;," calcext:value-type="string">
            <text:p>"70":"Seventy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Sixty</text:p>
          </table:table-cell>
          <table:table-cell/>
          <table:table-cell table:formula="of:=CONCATENATE([.$F$2]; [.C12]; [.$F$2]; &quot;:&quot;; [.$F$2]; [.D12]; [.$F$2]; &quot;,&quot;)" office:value-type="string" office:string-value="&quot;60&quot;:&quot;Sixty&quot;," calcext:value-type="string">
            <text:p>"60":"Sixty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Fifty</text:p>
          </table:table-cell>
          <table:table-cell/>
          <table:table-cell table:formula="of:=CONCATENATE([.$F$2]; [.C13]; [.$F$2]; &quot;:&quot;; [.$F$2]; [.D13]; [.$F$2]; &quot;,&quot;)" office:value-type="string" office:string-value="&quot;50&quot;:&quot;Fifty&quot;," calcext:value-type="string">
            <text:p>"50":"Fifty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Forty</text:p>
          </table:table-cell>
          <table:table-cell/>
          <table:table-cell table:formula="of:=CONCATENATE([.$F$2]; [.C14]; [.$F$2]; &quot;:&quot;; [.$F$2]; [.D14]; [.$F$2]; &quot;,&quot;)" office:value-type="string" office:string-value="&quot;40&quot;:&quot;Forty&quot;," calcext:value-type="string">
            <text:p>"40":"Forty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Thirty</text:p>
          </table:table-cell>
          <table:table-cell/>
          <table:table-cell table:formula="of:=CONCATENATE([.$F$2]; [.C15]; [.$F$2]; &quot;:&quot;; [.$F$2]; [.D15]; [.$F$2]; &quot;,&quot;)" office:value-type="string" office:string-value="&quot;30&quot;:&quot;Thirty&quot;," calcext:value-type="string">
            <text:p>"30":"Thirty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Twenty</text:p>
          </table:table-cell>
          <table:table-cell/>
          <table:table-cell table:formula="of:=CONCATENATE([.$F$2]; [.C16]; [.$F$2]; &quot;:&quot;; [.$F$2]; [.D16]; [.$F$2]; &quot;,&quot;)" office:value-type="string" office:string-value="&quot;20&quot;:&quot;Twenty&quot;," calcext:value-type="string">
            <text:p>"20":"Twenty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Nineteen</text:p>
          </table:table-cell>
          <table:table-cell/>
          <table:table-cell table:formula="of:=CONCATENATE([.$F$2]; [.C17]; [.$F$2]; &quot;:&quot;; [.$F$2]; [.D17]; [.$F$2]; &quot;,&quot;)" office:value-type="string" office:string-value="&quot;19&quot;:&quot;Nineteen&quot;," calcext:value-type="string">
            <text:p>"19":"Ninete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ighteen</text:p>
          </table:table-cell>
          <table:table-cell/>
          <table:table-cell table:formula="of:=CONCATENATE([.$F$2]; [.C18]; [.$F$2]; &quot;:&quot;; [.$F$2]; [.D18]; [.$F$2]; &quot;,&quot;)" office:value-type="string" office:string-value="&quot;18&quot;:&quot;Eighteen&quot;," calcext:value-type="string">
            <text:p>"18":"Eighte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eventeen</text:p>
          </table:table-cell>
          <table:table-cell/>
          <table:table-cell table:formula="of:=CONCATENATE([.$F$2]; [.C19]; [.$F$2]; &quot;:&quot;; [.$F$2]; [.D19]; [.$F$2]; &quot;,&quot;)" office:value-type="string" office:string-value="&quot;17&quot;:&quot;Seventeen&quot;," calcext:value-type="string">
            <text:p>"17":"Sevente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xteen</text:p>
          </table:table-cell>
          <table:table-cell/>
          <table:table-cell table:formula="of:=CONCATENATE([.$F$2]; [.C20]; [.$F$2]; &quot;:&quot;; [.$F$2]; [.D20]; [.$F$2]; &quot;,&quot;)" office:value-type="string" office:string-value="&quot;16&quot;:&quot;Sixteen&quot;," calcext:value-type="string">
            <text:p>"16":"Sixte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ifteen</text:p>
          </table:table-cell>
          <table:table-cell/>
          <table:table-cell table:formula="of:=CONCATENATE([.$F$2]; [.C21]; [.$F$2]; &quot;:&quot;; [.$F$2]; [.D21]; [.$F$2]; &quot;,&quot;)" office:value-type="string" office:string-value="&quot;15&quot;:&quot;Fifteen&quot;," calcext:value-type="string">
            <text:p>"15":"Fifte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Fourteen</text:p>
          </table:table-cell>
          <table:table-cell/>
          <table:table-cell table:formula="of:=CONCATENATE([.$F$2]; [.C22]; [.$F$2]; &quot;:&quot;; [.$F$2]; [.D22]; [.$F$2]; &quot;,&quot;)" office:value-type="string" office:string-value="&quot;14&quot;:&quot;Fourteen&quot;," calcext:value-type="string">
            <text:p>"14":"Fourte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hirteen</text:p>
          </table:table-cell>
          <table:table-cell/>
          <table:table-cell table:formula="of:=CONCATENATE([.$F$2]; [.C23]; [.$F$2]; &quot;:&quot;; [.$F$2]; [.D23]; [.$F$2]; &quot;,&quot;)" office:value-type="string" office:string-value="&quot;13&quot;:&quot;Thirteen&quot;," calcext:value-type="string">
            <text:p>"13":"Thirte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welve</text:p>
          </table:table-cell>
          <table:table-cell/>
          <table:table-cell table:formula="of:=CONCATENATE([.$F$2]; [.C24]; [.$F$2]; &quot;:&quot;; [.$F$2]; [.D24]; [.$F$2]; &quot;,&quot;)" office:value-type="string" office:string-value="&quot;12&quot;:&quot;Twelve&quot;," calcext:value-type="string">
            <text:p>"12":"Twelve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leven</text:p>
          </table:table-cell>
          <table:table-cell/>
          <table:table-cell table:formula="of:=CONCATENATE([.$F$2]; [.C25]; [.$F$2]; &quot;:&quot;; [.$F$2]; [.D25]; [.$F$2]; &quot;,&quot;)" office:value-type="string" office:string-value="&quot;11&quot;:&quot;Eleven&quot;," calcext:value-type="string">
            <text:p>"11":"Elev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en</text:p>
          </table:table-cell>
          <table:table-cell/>
          <table:table-cell table:formula="of:=CONCATENATE([.$F$2]; [.C26]; [.$F$2]; &quot;:&quot;; [.$F$2]; [.D26]; [.$F$2]; &quot;,&quot;)" office:value-type="string" office:string-value="&quot;10&quot;:&quot;Ten&quot;," calcext:value-type="string">
            <text:p>"10":"T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ine</text:p>
          </table:table-cell>
          <table:table-cell/>
          <table:table-cell table:formula="of:=CONCATENATE([.$F$2]; [.C27]; [.$F$2]; &quot;:&quot;; [.$F$2]; [.D27]; [.$F$2]; &quot;,&quot;)" office:value-type="string" office:string-value="&quot;9&quot;:&quot;Nine&quot;," calcext:value-type="string">
            <text:p>"9":"Nine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ight</text:p>
          </table:table-cell>
          <table:table-cell/>
          <table:table-cell table:formula="of:=CONCATENATE([.$F$2]; [.C28]; [.$F$2]; &quot;:&quot;; [.$F$2]; [.D28]; [.$F$2]; &quot;,&quot;)" office:value-type="string" office:string-value="&quot;8&quot;:&quot;Eight&quot;," calcext:value-type="string">
            <text:p>"8":"Eight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even</text:p>
          </table:table-cell>
          <table:table-cell/>
          <table:table-cell table:formula="of:=CONCATENATE([.$F$2]; [.C29]; [.$F$2]; &quot;:&quot;; [.$F$2]; [.D29]; [.$F$2]; &quot;,&quot;)" office:value-type="string" office:string-value="&quot;7&quot;:&quot;Seven&quot;," calcext:value-type="string">
            <text:p>"7":"Seven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ix</text:p>
          </table:table-cell>
          <table:table-cell/>
          <table:table-cell table:formula="of:=CONCATENATE([.$F$2]; [.C30]; [.$F$2]; &quot;:&quot;; [.$F$2]; [.D30]; [.$F$2]; &quot;,&quot;)" office:value-type="string" office:string-value="&quot;6&quot;:&quot;Six&quot;," calcext:value-type="string">
            <text:p>"6":"Six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ve</text:p>
          </table:table-cell>
          <table:table-cell/>
          <table:table-cell table:formula="of:=CONCATENATE([.$F$2]; [.C31]; [.$F$2]; &quot;:&quot;; [.$F$2]; [.D31]; [.$F$2]; &quot;,&quot;)" office:value-type="string" office:string-value="&quot;5&quot;:&quot;Five&quot;," calcext:value-type="string">
            <text:p>"5":"Five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our</text:p>
          </table:table-cell>
          <table:table-cell/>
          <table:table-cell table:formula="of:=CONCATENATE([.$F$2]; [.C32]; [.$F$2]; &quot;:&quot;; [.$F$2]; [.D32]; [.$F$2]; &quot;,&quot;)" office:value-type="string" office:string-value="&quot;4&quot;:&quot;Four&quot;," calcext:value-type="string">
            <text:p>"4":"Four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hree</text:p>
          </table:table-cell>
          <table:table-cell/>
          <table:table-cell table:formula="of:=CONCATENATE([.$F$2]; [.C33]; [.$F$2]; &quot;:&quot;; [.$F$2]; [.D33]; [.$F$2]; &quot;,&quot;)" office:value-type="string" office:string-value="&quot;3&quot;:&quot;Three&quot;," calcext:value-type="string">
            <text:p>"3":"Three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wo</text:p>
          </table:table-cell>
          <table:table-cell/>
          <table:table-cell table:formula="of:=CONCATENATE([.$F$2]; [.C34]; [.$F$2]; &quot;:&quot;; [.$F$2]; [.D34]; [.$F$2]; &quot;,&quot;)" office:value-type="string" office:string-value="&quot;2&quot;:&quot;Two&quot;," calcext:value-type="string">
            <text:p>"2":"Two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/>
          <table:table-cell table:formula="of:=CONCATENATE([.$F$2]; [.C35]; [.$F$2]; &quot;:&quot;; [.$F$2]; [.D35]; [.$F$2]; &quot;,&quot;)" office:value-type="string" office:string-value="&quot;1&quot;:&quot;One&quot;," calcext:value-type="string">
            <text:p>"1":"One",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/>
          <table:table-cell table:formula="of:=CONCATENATE([.$F$2]; [.C36]; [.$F$2]; &quot;:&quot;; [.$F$2]; [.D36]; [.$F$2]; &quot;,&quot;)" office:value-type="string" office:string-value="&quot;0&quot;:&quot;Zero&quot;," calcext:value-type="string">
            <text:p>"0":"Zero",</text:p>
          </table:table-cell>
          <table:table-cell table:number-columns-repeated="3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2"/>
          <table:table-cell office:value-type="float" office:value="1000000000000000" calcext:value-type="float">
            <text:p>1000000000000000</text:p>
          </table:table-cell>
          <table:table-cell office:value-type="float" office:value="1000000000000" calcext:value-type="float">
            <text:p>10000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" office:value-type="string" calcext:value-type="string">
            <text:p>1000000000000000, 1000000000000, 1000000000, 1000000, 1000, 100, 90, 80, 70, 60, 50, 40, 30, 20, 19, 18, 17, 16, 15, 14, 13, 12, 11, 10, 9, 8, 7, 6, 5, 4, 3, 2, 1, 0</text:p>
          </table:table-cell>
          <table:table-cell table:number-columns-repeated="33"/>
        </table:table-row>
        <table:table-row table:style-name="ro1" table:number-rows-repeated="1048534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9:36:16.524000000</meta:creation-date>
    <dc:date>2017-10-27T09:48:30.907000000</dc:date>
    <meta:editing-duration>PT12M12S</meta:editing-duration>
    <meta:editing-cycles>3</meta:editing-cycles>
    <meta:generator>LibreOffice/5.1.2.2$Windows_x86 LibreOffice_project/d3bf12ecb743fc0d20e0be0c58ca359301eb705f</meta:generator>
    <meta:document-statistic meta:table-count="1" meta:cell-count="138" meta:object-count="0"/>
  </office:meta>
</office:document-meta>
</file>